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" svg:font-family="Times, 'Times New Roman'"/>
    <style:font-face style:name="F" svg:font-family="" style:font-family-generic="roman"/>
    <style:font-face style:name="DejaVuSans1" svg:font-family="DejaVuSans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3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6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Times" fo:font-size="12pt" fo:language="es" fo:country="ES" fo:font-style="normal" fo:text-shadow="none" style:text-underline-style="none" fo:font-weight="bold" style:text-underline-mode="continuous" style:text-line-through-mode="continuous" style:font-name-asian="DejaVuSans1" style:font-size-asian="6.80000019073486pt" style:language-asian="zxx" style:country-asian="none" style:font-style-asian="normal" style:font-weight-asian="normal" style:font-name-complex="Times" style:font-size-complex="6.80000019073486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Times" fo:font-size="12pt" fo:language="es" fo:country="ES" fo:font-style="normal" fo:text-shadow="none" style:text-underline-style="none" fo:font-weight="normal" style:text-underline-mode="continuous" style:text-line-through-mode="continuous" style:font-name-asian="DejaVuSans1" style:font-size-asian="6.80000019073486pt" style:language-asian="zxx" style:country-asian="none" style:font-style-asian="normal" style:font-weight-asian="normal" style:font-name-complex="Times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Times" fo:font-size="12pt" fo:language="es" fo:country="ES" fo:font-style="normal" fo:text-shadow="none" style:text-underline-style="none" fo:font-weight="bold" style:text-underline-mode="continuous" style:text-line-through-mode="continuous" style:font-name-asian="DejaVuSans1" style:font-size-asian="6.80000019073486pt" style:language-asian="zxx" style:country-asian="none" style:font-style-asian="normal" style:font-weight-asian="normal" style:font-name-complex="Times" style:font-size-complex="6.80000019073486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/>
      <style:text-properties style:use-window-font-color="true" style:text-outline="false" style:text-line-through-style="none" style:font-name="Times" fo:font-size="12pt" fo:language="es" fo:country="ES" fo:font-style="normal" fo:text-shadow="none" style:text-underline-style="none" fo:font-weight="normal" style:text-underline-mode="continuous" style:text-line-through-mode="continuous" style:font-name-asian="DejaVuSans1" style:font-size-asian="6.80000019073486pt" style:language-asian="zxx" style:country-asian="none" style:font-style-asian="normal" style:font-weight-asian="normal" style:font-name-complex="Times" style:font-size-complex="6.80000019073486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 table:number-rows-repeated="9">
          <table:table-cell table:number-columns-repeated="4"/>
        </table:table-row>
        <table:table-row table:style-name="ro2">
          <table:table-cell table:style-name="ce1" office:value-type="string">
            <text:p>Nº de capas de diferencia</text:p>
          </table:table-cell>
          <table:table-cell table:style-name="ce3" office:value-type="string">
            <text:p>Ratio</text:p>
          </table:table-cell>
          <table:table-cell table:number-columns-repeated="2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4" office:value-type="float" office:value="34.77">
            <text:p>34,77</text:p>
          </table:table-cell>
          <table:table-cell table:number-columns-repeated="2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office:value-type="float" office:value="33.46">
            <text:p>33,46</text:p>
          </table:table-cell>
          <table:table-cell table:number-columns-repeated="2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office:value-type="float" office:value="31.34">
            <text:p>31,34</text:p>
          </table:table-cell>
          <table:table-cell table:number-columns-repeated="2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4" office:value-type="float" office:value="30.5">
            <text:p>30,5</text:p>
          </table:table-cell>
          <table:table-cell table:number-columns-repeated="2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4" office:value-type="float" office:value="30.07">
            <text:p>30,07</text:p>
          </table:table-cell>
          <table:table-cell table:number-columns-repeated="2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4" office:value-type="float" office:value="29.85">
            <text:p>29,85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>
            <draw:frame table:end-cell-address="Hoja1.K37" table:end-x="0.675cm" table:end-y="0.232cm" draw:z-index="0" draw:style-name="gr1" svg:width="16.385cm" svg:height="10.08cm" svg:x="0.096cm" svg:y="0.179cm">
              <draw:object draw:notify-on-update-of-ranges="Hoja1.A10:Hoja1.A10 Hoja1.A11:Hoja1.A16 Hoja1.B10:Hoja1.B10 Hoja1.B11:Hoja1.B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, 'Times New Roman'"/>
    <style:font-face style:name="F" svg:font-family="" style:font-family-generic="roman"/>
    <style:font-face style:name="DejaVuSans1" svg:font-family="DejaVuSans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s" fo:country="ES" style:font-name-asian="DejaVu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9">19/06/2008</text:date>, <text:time>11:41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RauBn</meta:initial-creator>
    <meta:creation-date>2008-06-19T11:38:34</meta:creation-date>
    <dc:creator>RauBn</dc:creator>
    <dc:date>2008-06-19T11:41:24</dc:date>
    <meta:editing-cycles>4</meta:editing-cycles>
    <meta:editing-duration>PT2M52S</meta:editing-duration>
    <meta:user-defined meta:name="Info 1"/>
    <meta:user-defined meta:name="Info 2"/>
    <meta:user-defined meta:name="Info 3"/>
    <meta:user-defined meta:name="Info 4"/>
    <meta:document-statistic meta:table-count="3" meta:cell-count="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spline-order="3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6.386cm" svg:height="10.081cm" chart:class="chart:scatter" chart:style-name="ch1">
        <chart:title svg:x="5.15cm" svg:y="0.201cm" chart:style-name="ch2">
          <text:p>Procesamiento multiresolución</text:p>
        </chart:title>
        <chart:subtitle svg:x="4.026cm" svg:y="1.092cm" chart:style-name="ch3">
          <text:p>Razón de compresión frente a número de capas</text:p>
        </chart:subtitle>
        <chart:plot-area chart:style-name="ch4" table:cell-range-address="Hoja1.A10:Hoja1.B16" chart:data-source-has-labels="both" svg:x="0.327cm" svg:y="1.902cm" svg:width="15.731cm" svg:height="7.977cm">
          <chart:axis chart:dimension="x" chart:name="primary-x" chart:style-name="ch5">
            <chart:categories table:cell-range-address="Hoja1.A11:Hoja1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11:Hoja1.B16" chart:label-cell-address="Hoja1.B10:Hoja1.B10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34.77">
                <text:p>34.7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33.46">
                <text:p>33.4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34">
                <text:p>31.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07">
                <text:p>30.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.85">
                <text:p>29.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